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94d1" officeooo:paragraph-rsid="001694d1"/>
    </style:style>
    <style:style style:name="P2" style:family="paragraph" style:parent-style-name="Standard">
      <style:text-properties fo:font-size="16pt" fo:font-weight="bold" officeooo:rsid="001694d1" officeooo:paragraph-rsid="001694d1" style:font-size-asian="16pt" style:font-weight-asian="bold" style:font-size-complex="16pt" style:font-weight-complex="bold"/>
    </style:style>
    <style:style style:name="P3" style:family="paragraph" style:parent-style-name="Standard">
      <style:text-properties fo:font-size="12pt" fo:font-weight="normal" officeooo:rsid="001694d1" officeooo:paragraph-rsid="001694d1" style:font-size-asian="12pt" style:font-weight-asian="normal" style:font-size-complex="12pt" style:font-weight-complex="normal"/>
    </style:style>
    <style:style style:name="P4" style:family="paragraph" style:parent-style-name="Standard">
      <style:text-properties fo:font-size="12pt" fo:font-weight="normal" officeooo:rsid="0017ea15" officeooo:paragraph-rsid="0017ea15" style:font-size-asian="12pt" style:font-weight-asian="normal" style:font-size-complex="12pt" style:font-weight-complex="normal"/>
    </style:style>
    <style:style style:name="P5" style:family="paragraph" style:parent-style-name="Standard" style:list-style-name="L1">
      <style:text-properties fo:font-size="12pt" fo:font-weight="normal" officeooo:rsid="0017ea15" officeooo:paragraph-rsid="0017ea15" style:font-size-asian="12pt" style:font-weight-asian="normal" style:font-size-complex="12pt" style:font-weight-complex="normal"/>
    </style:style>
    <style:style style:name="P6" style:family="paragraph" style:parent-style-name="Standard" style:list-style-name="L1">
      <style:text-properties fo:font-size="12pt" fo:font-weight="normal" officeooo:rsid="001981b7" officeooo:paragraph-rsid="001981b7" style:font-size-asian="12pt" style:font-weight-asian="normal" style:font-size-complex="12pt" style:font-weight-complex="normal"/>
    </style:style>
    <style:style style:name="P7" style:family="paragraph" style:parent-style-name="Standard" style:list-style-name="L1">
      <style:text-properties fo:font-size="12pt" fo:font-weight="normal" officeooo:rsid="001ada21" officeooo:paragraph-rsid="001ada21" style:font-size-asian="12pt" style:font-weight-asian="normal" style:font-size-complex="12pt" style:font-weight-complex="normal"/>
    </style:style>
    <style:style style:name="P8" style:family="paragraph" style:parent-style-name="Standard" style:list-style-name="L1">
      <style:text-properties fo:font-size="12pt" fo:font-weight="normal" officeooo:rsid="001cab5b" officeooo:paragraph-rsid="001cab5b" style:font-size-asian="12pt" style:font-weight-asian="normal" style:font-size-complex="12pt" style:font-weight-complex="normal"/>
    </style:style>
    <style:style style:name="P9" style:family="paragraph" style:parent-style-name="Standard" style:list-style-name="L2">
      <style:text-properties fo:font-size="12pt" fo:font-weight="normal" officeooo:rsid="001cab5b" officeooo:paragraph-rsid="001cab5b" style:font-size-asian="12pt" style:font-weight-asian="normal" style:font-size-complex="12pt" style:font-weight-complex="normal"/>
    </style:style>
    <style:style style:name="P10" style:family="paragraph" style:parent-style-name="Standard">
      <style:text-properties fo:font-size="12pt" fo:font-weight="normal" officeooo:rsid="001cab5b" officeooo:paragraph-rsid="001cab5b" style:font-size-asian="12pt" style:font-weight-asian="normal" style:font-size-complex="12pt" style:font-weight-complex="normal"/>
    </style:style>
    <style:style style:name="P11" style:family="paragraph" style:parent-style-name="Standard" style:list-style-name="L3">
      <style:text-properties fo:font-size="12pt" fo:font-weight="normal" officeooo:rsid="001d22b3" officeooo:paragraph-rsid="001d22b3" style:font-size-asian="12pt" style:font-weight-asian="normal" style:font-size-complex="12pt" style:font-weight-complex="normal"/>
    </style:style>
    <style:style style:name="P12" style:family="paragraph" style:parent-style-name="Standard" style:list-style-name="L3">
      <style:text-properties fo:font-size="12pt" fo:font-weight="normal" officeooo:rsid="001f0bd2" officeooo:paragraph-rsid="001f0bd2" style:font-size-asian="12pt" style:font-weight-asian="normal" style:font-size-complex="12pt" style:font-weight-complex="normal"/>
    </style:style>
    <style:style style:name="P13" style:family="paragraph" style:parent-style-name="Standard" style:list-style-name="L3">
      <style:text-properties fo:font-size="12pt" fo:font-weight="normal" officeooo:rsid="0020691d" officeooo:paragraph-rsid="0020691d" style:font-size-asian="12pt" style:font-weight-asian="normal" style:font-size-complex="12pt" style:font-weight-complex="normal"/>
    </style:style>
    <style:style style:name="P14" style:family="paragraph" style:parent-style-name="Standard" style:list-style-name="L3">
      <style:text-properties fo:font-size="12pt" fo:font-weight="normal" officeooo:rsid="00221f4e" officeooo:paragraph-rsid="00221f4e" style:font-size-asian="12pt" style:font-weight-asian="normal" style:font-size-complex="12pt" style:font-weight-complex="normal"/>
    </style:style>
    <style:style style:name="P15" style:family="paragraph" style:parent-style-name="Standard" style:list-style-name="L3">
      <style:text-properties fo:font-size="12pt" fo:font-weight="normal" officeooo:rsid="00237069" officeooo:paragraph-rsid="00237069" style:font-size-asian="12pt" style:font-weight-asian="normal" style:font-size-complex="12pt" style:font-weight-complex="normal"/>
    </style:style>
    <style:style style:name="P16" style:family="paragraph" style:parent-style-name="Standard" style:list-style-name="L3">
      <style:text-properties fo:font-size="12pt" fo:font-weight="normal" officeooo:rsid="00246211" officeooo:paragraph-rsid="00246211" style:font-size-asian="12pt" style:font-weight-asian="normal" style:font-size-complex="12pt" style:font-weight-complex="normal"/>
    </style:style>
    <style:style style:name="P17" style:family="paragraph" style:parent-style-name="Standard" style:list-style-name="L3">
      <style:text-properties fo:font-size="12pt" fo:font-weight="normal" officeooo:rsid="002472da" officeooo:paragraph-rsid="002472da" style:font-size-asian="12pt" style:font-weight-asian="normal" style:font-size-complex="12pt" style:font-weight-complex="normal"/>
    </style:style>
    <style:style style:name="P18" style:family="paragraph" style:parent-style-name="Standard">
      <style:text-properties fo:font-size="12pt" fo:font-weight="normal" officeooo:rsid="002472da" officeooo:paragraph-rsid="002472da" style:font-size-asian="12pt" style:font-weight-asian="normal" style:font-size-complex="12pt" style:font-weight-complex="normal"/>
    </style:style>
    <style:style style:name="P19" style:family="paragraph" style:parent-style-name="Standard">
      <style:text-properties fo:font-size="12pt" fo:font-weight="normal" officeooo:rsid="00249535" officeooo:paragraph-rsid="00249535" style:font-size-asian="12pt" style:font-weight-asian="normal" style:font-size-complex="12pt" style:font-weight-complex="normal"/>
    </style:style>
    <style:style style:name="P20" style:family="paragraph" style:parent-style-name="Standard">
      <style:text-properties officeooo:paragraph-rsid="001694d1"/>
    </style:style>
    <style:style style:name="T1" style:family="text">
      <style:text-properties fo:font-size="12pt" fo:font-weight="normal" officeooo:rsid="001694d1"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per title:</text:p>
      <text:p text:style-name="P2">NK cell-mediated antibody-dependant cellular cytotoxicity in cancer immunotherapy</text:p>
      <text:p text:style-name="P2"/>
      <text:p text:style-name="P20"><text:span text:style-name="T1">DOI: </text:span><text:a xlink:type="simple" xlink:href="https://doi.org/10.3389/fimmu.2015.00368" text:style-name="Internet_20_link" text:visited-style-name="Visited_20_Internet_20_Link">https://doi.org/10.3389/fimmu.2015.00368</text:a></text:p>
      <text:p text:style-name="P2"/>
      <text:p text:style-name="P3">Abstract:</text:p>
      <text:p text:style-name="P3">Natural killer (NK) cells play a major role in cancer immunotherapies that involve tumor-antigen targeting by monoclonal antibodies (mAbs). NK cells express a variety of activating and inhibitory receptors that serve to regulate the function and activity of the cells. In the context of targeting cells, NK cells can be “specifically activated” through certain Fc receptors that are expressed on their cell surface. NK cells can express FcγRIIIA and/or FcγRIIC, which can bind to the Fc portion of immunoglobulins, transmitting activating signals within NK cells. Once activated through Fc receptors by antibodies bound to target cells, NK cells are able to lyse target cells without priming, and secrete cytokines like interferon gamma to recruit adaptive immune cells. This antibody-dependent cell-mediated cytotoxicity (ADCC) of tumor cells is utilized in the treatment of various cancers overexpressing unique antigens, such as neuroblastoma, breast cancer, B cell lymphoma, and others. NK cells also express a family of receptors called killer immunoglobulin-like receptors (KIRs), which regulate the function and response of NK cells toward target cells through their interaction with their cognate ligands that are expressed on tumor cells. Genetic polymorphisms in KIR and KIR-ligands, as well as FcγRs may influence NK cell responsiveness in conjunction with mAb immunotherapies. This review focuses on current therapeutic mAbs, different strategies to augment the anti-tumor efficacy of ADCC, and genotypic factors that may influence patient responses to antibody-dependent immunotherapies</text:p>
      <text:p text:style-name="P3"/>
      <text:p text:style-name="P4">Notes:</text:p>
      <text:list xml:id="list1226540463" text:style-name="L1">
        <text:list-item>
          <text:p text:style-name="P5">NK cells express killer immunogloubulin-like receptors(KIRs) that regulate NK cell response.</text:p>
        </text:list-item>
        <text:list-item>
          <text:p text:style-name="P5">Genetic changes in KIRs/KIR receptors and FcRs can affect NK responsivness in ADCC.</text:p>
        </text:list-item>
        <text:list-item>
          <text:p text:style-name="P5">NK cells can recruit adaptive immune cells.</text:p>
        </text:list-item>
        <text:list-item>
          <text:p text:style-name="P5">NK cells can kill target cells through release of cytotoxic granules as well as initiaiting a death signal within the target cell</text:p>
        </text:list-item>
        <text:list-item>
          <text:p text:style-name="P6">NK cell activity is tightly regulated through activation/inhibition receptors</text:p>
        </text:list-item>
        <text:list-item>
          <text:p text:style-name="P7">missing self hypothesis: absemce of HLA to avoid T-cells can lead to activation of NK cells as their inhibitory receptors bind to HLA.</text:p>
        </text:list-item>
        <text:list-item>
          <text:p text:style-name="P7">NK cells an have different receptor profiles, stochasticity?</text:p>
        </text:list-item>
        <text:list-item>
          <text:p text:style-name="P7">NK cells have receptors (up to two different) that bind to the Fc portions of antibodies</text:p>
        </text:list-item>
        <text:list-item>
          <text:p text:style-name="P8">Antibody dependant NK-mediated killing can happen in three ways</text:p>
        </text:list-item>
      </text:list>
      <text:list xml:id="list1800974954" text:style-name="L2">
        <text:list-item>
          <text:p text:style-name="P9">exocytosis of cytotoxic granules</text:p>
        </text:list-item>
        <text:list-item>
          <text:p text:style-name="P9">TNF family death receptors signalling</text:p>
        </text:list-item>
        <text:list-item>
          <text:p text:style-name="P9">pro-inflammatory cytokine release</text:p>
        </text:list-item>
      </text:list>
      <text:p text:style-name="P10"><text:tab/>(1 and 2 kill the cell directly while 3 stimulates nearby immune cells and adaptive immune t<text:tab/>herapies)</text:p>
      <text:list xml:id="list1101689039" text:style-name="L3">
        <text:list-item>
          <text:p text:style-name="P11">3. above can also increase innate killing ability of NK cell</text:p>
        </text:list-item>
        <text:list-item>
          <text:p text:style-name="P11">gene variateions in NK FcRs can affect mAb therapy effectivness and also affect binding affinity of the antibody to the FcRs</text:p>
        </text:list-item>
        <text:list-item>
          <text:p text:style-name="P12">improved chemical outcome of antibodies through humanisation</text:p>
        </text:list-item>
        <text:list-item>
          <text:p text:style-name="P12">toxicity due to complement activation by the anitbody limits the dose that can be given and hence the anti-tumour response.</text:p>
        </text:list-item>
        <text:list-item>
          <text:p text:style-name="P13">Different antibodies have different binding affinities to FcRs</text:p>
        </text:list-item>
        <text:list-item>
          <text:p text:style-name="P14">Chemo can increase effect of ADCC</text:p>
        </text:list-item>
        <text:list-item>
          <text:p text:style-name="P14"><text:soft-page-break/>MMP inhibitor can dcreases NK FcR shedding</text:p>
        </text:list-item>
        <text:list-item>
          <text:p text:style-name="P15">certain cytokines can increases immunogenic response of NK and other immune cells and can even overcome the differences between FcR binding affinities of mABs</text:p>
        </text:list-item>
        <text:list-item>
          <text:p text:style-name="P16">NK cells can be enhanced by activating them ex vivo</text:p>
        </text:list-item>
        <text:list-item>
          <text:p text:style-name="P16">Different genotypes of KIR/KIR-L affect NK cell responses</text:p>
        </text:list-item>
        <text:list-item>
          <text:p text:style-name="P17">antobody subclass variations may improve their NK cell interaction</text:p>
        </text:list-item>
        <text:list-item>
          <text:p text:style-name="P17">co-expression of FcRs may improve ADCC</text:p>
        </text:list-item>
      </text:list>
      <text:p text:style-name="P18"/>
      <text:p text:style-name="P19">Summary:</text:p>
      <text:p text:style-name="P19">An overview of the mechanism of ADCC is given with specifics of NK cell biology activation/ingibition methods. Then examples of current mAB therapies that employ ADCC were given, some were standard mABs but others are chiral variants and antibodies that were bi-specific. Next methods that augment the ADCC properities of antibodies were described. This included using chemo, immunocytokines and ex vivo activation of the NK cells. In particular I thought the use of immunocytokines was interesting, in particular activation of an NK cell also cause the release of IFNgamma which can directly affect the target cell and improve tumour destroying properties as well as recruit adaptive immune cells, perhaps this could be used in an in vivo model expanding the killing rate function? Next an overview of genetic difference of KIRs and FcRs was given. There are genetic differneces in these that can effect the potency of ADCC, perhaps the differences in bidning affinity of the FcRs could be imlemented in the association factor of NK cells to target cells?</text:p>
      <text:p text:style-name="P4"/>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2:26:56.415766022</meta:creation-date>
    <dc:date>2022-03-21T16:38:45.902453825</dc:date>
    <meta:editing-duration>PT1M37S</meta:editing-duration>
    <meta:editing-cycles>1</meta:editing-cycles>
    <meta:document-statistic meta:table-count="0" meta:image-count="0" meta:object-count="0" meta:page-count="2" meta:paragraph-count="33" meta:word-count="725" meta:character-count="4691" meta:non-whitespace-character-count="4022"/>
    <meta:generator>LibreOffice/6.4.7.2$Linux_X86_64 LibreOffice_project/40$Build-2</meta:generator>
  </office:meta>
</office:document-meta>
</file>